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Open_Sans_4.ttf" manifest:media-type="application/x-font-ttf"/>
  <manifest:file-entry manifest:full-path="Fonts/Font_Open_Sans_3.ttf" manifest:media-type="application/x-font-ttf"/>
  <manifest:file-entry manifest:full-path="Fonts/Font_Open_Sans_2.ttf" manifest:media-type="application/x-font-ttf"/>
  <manifest:file-entry manifest:full-path="Fonts/Font_Open_Sans_1.ttf" manifest:media-type="application/x-font-tt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7d7" draw:opacity="100%" draw:textarea-horizontal-align="justify" draw:textarea-vertical-align="top" draw:auto-grow-height="false" fo:min-height="2.671cm" fo:min-width="13.089cm"/>
    </style:style>
    <style:style style:name="gr2" style:family="graphic" style:parent-style-name="standard">
      <style:graphic-properties draw:stroke="none" draw:fill-color="#dee7e5" draw:opacity="100%" draw:textarea-horizontal-align="justify" draw:textarea-vertical-align="top" draw:auto-grow-height="false" fo:min-height="2.671cm" fo:min-width="13.089cm"/>
    </style:style>
    <style:style style:name="gr3" style:family="graphic" style:parent-style-name="standard">
      <style:graphic-properties draw:stroke="none" draw:fill-color="#ffdbb6" draw:opacity="100%" draw:textarea-horizontal-align="justify" draw:textarea-vertical-align="top" draw:auto-grow-height="false" fo:min-height="5.465cm" fo:min-width="13.089cm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1.401cm" fo:min-width="2.04cm"/>
      <style:paragraph-properties style:writing-mode="lr-tb"/>
    </style:style>
    <style:style style:name="gr5" style:family="graphic" style:parent-style-name="standard">
      <style:graphic-properties draw:stroke="none" draw:fill-color="#ff972f" draw:textarea-horizontal-align="justify" draw:textarea-vertical-align="middle" draw:auto-grow-height="false" fo:min-height="1.401cm" fo:min-width="2.04cm"/>
      <style:paragraph-properties style:writing-mode="lr-tb"/>
    </style:style>
    <style:style style:name="gr6" style:family="graphic" style:parent-style-name="standard">
      <style:graphic-properties draw:stroke="none" draw:fill-color="#81aca6" draw:textarea-horizontal-align="justify" draw:textarea-vertical-align="middle" draw:auto-grow-height="false" fo:min-height="1.401cm" fo:min-width="2.04cm"/>
      <style:paragraph-properties style:writing-mode="lr-tb"/>
    </style:style>
    <style:style style:name="P1" style:family="paragraph">
      <loext:graphic-properties draw:fill-color="#ffd7d7" draw:opacity="100%"/>
      <style:paragraph-properties fo:margin-left="0cm" fo:margin-right="0.203cm" fo:text-align="end" fo:text-indent="0cm"/>
      <style:text-properties fo:color="#1c1c1c" style:font-name="Open Sans" fo:font-size="16pt"/>
    </style:style>
    <style:style style:name="P2" style:family="paragraph">
      <loext:graphic-properties draw:fill-color="#dee7e5" draw:opacity="100%"/>
      <style:paragraph-properties fo:margin-left="0cm" fo:margin-right="0.203cm" fo:text-align="end" fo:text-indent="0cm"/>
      <style:text-properties fo:color="#1c1c1c" style:font-name="Open Sans" fo:font-size="16pt"/>
    </style:style>
    <style:style style:name="P3" style:family="paragraph">
      <loext:graphic-properties draw:fill-color="#ffdbb6" draw:opacity="100%"/>
      <style:paragraph-properties fo:margin-left="0cm" fo:margin-right="0.203cm" fo:text-align="end" fo:text-indent="0cm"/>
      <style:text-properties fo:color="#1c1c1c" style:font-name="Open Sans" fo:font-size="16pt"/>
    </style:style>
    <style:style style:name="P4" style:family="paragraph">
      <style:paragraph-properties fo:text-align="center" style:writing-mode="lr-tb"/>
      <style:text-properties fo:color="#1c1c1c" style:font-name="Open Sans" fo:font-size="16pt"/>
    </style:style>
    <style:style style:name="P5" style:family="paragraph">
      <loext:graphic-properties draw:fill-color="#ff6d6d"/>
      <style:paragraph-properties fo:text-align="center" style:writing-mode="lr-tb"/>
      <style:text-properties fo:color="#1c1c1c" style:font-name="Open Sans" fo:font-size="16pt"/>
    </style:style>
    <style:style style:name="P6" style:family="paragraph">
      <loext:graphic-properties draw:fill-color="#ff972f"/>
      <style:paragraph-properties fo:text-align="center" style:writing-mode="lr-tb"/>
      <style:text-properties fo:color="#1c1c1c" style:font-name="Open Sans" fo:font-size="16pt"/>
    </style:style>
    <style:style style:name="P7" style:family="paragraph">
      <loext:graphic-properties draw:fill-color="#81aca6"/>
      <style:paragraph-properties fo:text-align="center" style:writing-mode="lr-tb"/>
      <style:text-properties fo:color="#1c1c1c" style:font-name="Open Sans" fo:font-size="16pt"/>
    </style:style>
    <style:style style:name="T1" style:family="text">
      <style:text-properties fo:color="#1c1c1c" style:font-name="Open Sans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89cm" svg:height="2.921cm" svg:x="5.064cm" svg:y="14.2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589cm" svg:height="2.921cm" svg:x="5.064cm" svg:y="11.3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589cm" svg:height="5.715cm" svg:x="5.064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651cm" svg:x="1.381cm" svg:y="7.096cm">
          <text:p text:style-name="P4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651cm" svg:x="4.81cm" svg:y="6.207cm">
          <text:p text:style-name="P4"><text:span text:style-name="T1">MQT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651cm" svg:x="4.81cm" svg:y="8.112cm">
          <text:p text:style-name="P4"><text:span text:style-name="T1">HTT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651cm" svg:x="9.509cm" svg:y="9.001cm">
          <text:p text:style-name="P4"><text:span text:style-name="T1">Rout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2.54cm" svg:height="1.651cm" svg:x="11.949cm" svg:y="9.001cm">
          <text:p text:style-name="P4"><text:span text:style-name="T1">Brok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2.54cm" svg:height="1.651cm" svg:x="9.001cm" svg:y="6.207cm">
          <text:p text:style-name="P4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651cm" svg:x="10.779cm" svg:y="14.85cm">
          <text:p text:style-name="P4"><text:span text:style-name="T1">Custom</text:span></text:p>
          <text:p text:style-name="P4"><text:span text:style-name="T1">Ap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7" draw:layer="layout" svg:width="2.54cm" svg:height="1.651cm" svg:x="10.035cm" svg:y="12.054cm">
          <text:p text:style-name="P4"><text:span text:style-name="T1">Digital</text:span></text:p>
          <text:p text:style-name="P4"><text:span text:style-name="T1">Twi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Reimann</meta:initial-creator>
    <meta:creation-date>2019-10-09T17:09:48.253653803</meta:creation-date>
    <dc:date>2021-08-17T14:46:36.486326699</dc:date>
    <meta:editing-duration>PT17H9S</meta:editing-duration>
    <meta:editing-cycles>14</meta:editing-cycles>
    <meta:generator>LibreOffice/6.4.7.2$Linux_X86_64 LibreOffice_project/40$Build-2</meta:generator>
    <meta:document-statistic meta:object-count="11"/>
  </office:meta>
</office:document-meta>
</file>